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07d6fd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font-weight="normal" officeooo:rsid="00074270" officeooo:paragraph-rsid="0007427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weight="normal" officeooo:rsid="0007d6fd" officeooo:paragraph-rsid="0007d6f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font-weight="normal" officeooo:rsid="0007d6fd" officeooo:paragraph-rsid="000a99f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font-weight="normal" officeooo:rsid="0008d984" officeooo:paragraph-rsid="0008d98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weight="normal" officeooo:rsid="0008d984" officeooo:paragraph-rsid="00107e2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weight="normal" officeooo:rsid="0008d984" officeooo:paragraph-rsid="001531b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normal" officeooo:rsid="0009f366" officeooo:paragraph-rsid="0009f36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weight="normal" officeooo:rsid="000a3f8d" officeooo:paragraph-rsid="000a3f8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fo:font-weight="normal" officeooo:rsid="000d4e7a" officeooo:paragraph-rsid="000d4e7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fo:font-weight="normal" officeooo:rsid="000f2c41" officeooo:paragraph-rsid="000f2c4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2pt" fo:font-weight="normal" officeooo:rsid="00136dfc" officeooo:paragraph-rsid="00136df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2pt" fo:font-weight="normal" officeooo:rsid="0014b559" officeooo:paragraph-rsid="0014b55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officeooo:rsid="0005e8f7" officeooo:paragraph-rsid="0005e8f7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officeooo:rsid="000b603b" officeooo:paragraph-rsid="000b603b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18pt" officeooo:rsid="0005e8f7" officeooo:paragraph-rsid="0005e8f7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3pt" fo:font-weight="bold" officeooo:rsid="0007d6fd" officeooo:paragraph-rsid="0007d6f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3pt" officeooo:paragraph-rsid="0005e8f7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3pt" fo:font-weight="bold" officeooo:rsid="0009f366" officeooo:paragraph-rsid="001531bb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3pt" fo:font-weight="bold" officeooo:rsid="0009f366" officeooo:paragraph-rsid="0009f366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3pt" fo:font-weight="bold" officeooo:rsid="00074270" officeooo:paragraph-rsid="00074270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3pt" fo:font-weight="bold" officeooo:rsid="0007d6fd" officeooo:paragraph-rsid="000a99fe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2pt" fo:font-weight="normal" officeooo:rsid="0007d6fd" officeooo:paragraph-rsid="0015a5e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2pt" fo:font-weight="normal" officeooo:rsid="000f2c41" officeooo:paragraph-rsid="00177c0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2pt" fo:font-weight="normal" officeooo:rsid="00177c03" officeooo:paragraph-rsid="00177c0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2pt" fo:font-weight="normal" officeooo:rsid="0015082b" officeooo:paragraph-rsid="0015082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2pt" fo:font-weight="normal" officeooo:rsid="0009f366" officeooo:paragraph-rsid="00177c0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 fo:break-before="page"/>
      <style:text-properties style:font-name="Calibri" fo:font-size="13pt" fo:font-weight="bold" officeooo:rsid="0009f366" officeooo:paragraph-rsid="001531bb" style:font-size-asian="13pt" style:font-weight-asian="bold" style:font-size-complex="13pt" style:font-weight-complex="bold"/>
    </style:style>
    <style:style style:name="T1" style:family="text">
      <style:text-properties fo:font-style="normal" fo:font-weight="bold" officeooo:rsid="0005e8f7" style:font-style-asian="normal" style:font-weight-asian="bold" style:font-style-complex="normal" style:font-weight-complex="bold"/>
    </style:style>
    <style:style style:name="T2" style:family="text">
      <style:text-properties fo:font-weight="bold" officeooo:rsid="0005e8f7" style:font-weight-asian="bold" style:font-weight-complex="bold"/>
    </style:style>
    <style:style style:name="T3" style:family="text">
      <style:text-properties officeooo:rsid="000d4e7a"/>
    </style:style>
    <style:style style:name="T4" style:family="text">
      <style:text-properties officeooo:rsid="000f68d1"/>
    </style:style>
    <style:style style:name="T5" style:family="text">
      <style:text-properties officeooo:rsid="00177c03"/>
    </style:style>
    <style:style style:name="T6" style:family="text">
      <style:text-properties officeooo:rsid="00193c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MR ABDELRAOUF</text:p>
      <text:p text:style-name="P16"/>
      <text:p text:style-name="P18"><text:span text:style-name="T2">Contact </text:span><text:span text:style-name="T1">Information</text:span></text:p>
      <text:p text:style-name="P14">Phone number: +201125221744</text:p>
      <text:p text:style-name="P14">Email address: amr.abdelraouf93@gmail.com</text:p>
      <text:p text:style-name="P15">Github: AmrARaouf</text:p>
      <text:p text:style-name="P14">Home address: 734 Hadayek El-Mohandeseen, Shaikh Zayed, Giza, Egypt</text:p>
      <text:p text:style-name="P2"/>
      <text:p text:style-name="P21">Education</text:p>
      <text:p text:style-name="P23">German University in Cairo (2010 – <text:span text:style-name="T3">2015</text:span>)</text:p>
      <text:p text:style-name="P23">Computer Science and Engineering major. GPA 1.39 (German system, equivalent to A-)</text:p>
      <text:p text:style-name="P23"/>
      <text:p text:style-name="P10">Augsburg University (3/2014 – 8/2014)</text:p>
      <text:p text:style-name="P10">Bachelor project done in Augsburg university, Germany.</text:p>
      <text:p text:style-name="P3"/>
      <text:p text:style-name="P22">Work Experience</text:p>
      <text:p text:style-name="P24"><text:span text:style-name="T6">Web Developer, The Intelligent Question Online Library (12/2014 – 2/2015)</text:span></text:p>
      <text:p text:style-name="P25">Co-founded, developed and designed an online library system for the active working group TIQ (www.intelligentquestion.org/library)</text:p>
      <text:p text:style-name="P24"/>
      <text:p text:style-name="P24">Software Developer, Intel Research Labs <text:span text:style-name="T4">(7/2013)</text:span></text:p>
      <text:p text:style-name="P11">Development of a sentiment analysis application that uses machine learning to acquire sentiment about a certain product on social media.</text:p>
      <text:p text:style-name="P11"/>
      <text:p text:style-name="P4">Junior Teaching Assistant (10/2011 – 1/2012) (10/2012 – 1/2013)</text:p>
      <text:p text:style-name="P4">Teaching assistant for computer science in the department of Media Engineering and Technology – German University in Cairo. </text:p>
      <text:p text:style-name="P12">Courses taught: Introduction to Computer Science, Databases.</text:p>
      <text:p text:style-name="P13"/>
      <text:p text:style-name="P13">Accomplishments:</text:p>
      <text:p text:style-name="P26">Developed engagement detection software as a bachelor <text:span text:style-name="T5">project</text:span>.</text:p>
      <text:p text:style-name="P25">Developed, designed and hosted a ruby on rails application.</text:p>
      <text:p text:style-name="P13">Developed machine learning based sentiment analysis application.</text:p>
      <text:p text:style-name="P4"/>
      <text:p text:style-name="P17">Computer Skills</text:p>
      <text:p text:style-name="P5">Languages:</text:p>
      <text:p text:style-name="P6">Java (main language), HTML, CSS, Javascript, SQL, Prolog, C++</text:p>
      <text:p text:style-name="P5"/>
      <text:p text:style-name="P5">Frameworks:</text:p>
      <text:p text:style-name="P5">Ruby on Rails, ASP.NET, Android Development</text:p>
      <text:p text:style-name="P5"/>
      <text:p text:style-name="P5"><text:span text:style-name="T5">Relevant </text:span>Software<text:span text:style-name="T5">s</text:span>:</text:p>
      <text:p text:style-name="P5">GIT source code management</text:p>
      <text:p text:style-name="P7"/>
      <text:p text:style-name="P19"/>
      <text:p text:style-name="P28">Personal Skills</text:p>
      <text:p text:style-name="P8">Fluent in Arabic and English</text:p>
      <text:p text:style-name="P8">Basic German</text:p>
      <text:p text:style-name="P8">Great communication, presentation and teaching skills</text:p>
      <text:p text:style-name="P8">Very fast learner</text:p>
      <text:p text:style-name="P8">Hard worker</text:p>
      <text:p text:style-name="P1"/>
      <text:p text:style-name="P20">Extra Curricular Activity</text:p>
      <text:p text:style-name="P27"><text:span text:style-name="T5">TIQ Media Team member (10/2014 – current)</text:span></text:p>
      <text:p text:style-name="P25">Web developer for the debate club The Intelligent Question</text:p>
      <text:p text:style-name="P27"/>
      <text:p text:style-name="P27">AIESEC IGIP Team member (2/2012 – 9/2012)</text:p>
      <text:p text:style-name="P9">AIESEC International Global Internship Program Tourism team member and received best team member award</text:p>
      <text:p text:style-name="P9"/>
      <text:p text:style-name="P9">GUCMUN AC Delegate (2/2013 – 5/2013)</text:p>
      <text:p text:style-name="P9">GUCMUN Security Council Delegate in the 2013 confe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5T17:58:27.78</meta:creation-date>
    <meta:generator>LibreOffice/4.2.7.2$Linux_X86_64 LibreOffice_project/420m0$Build-2</meta:generator>
    <dc:date>2015-03-16T14:42:52.682364903</dc:date>
    <meta:editing-duration>PT26M5S</meta:editing-duration>
    <meta:editing-cycles>17</meta:editing-cycles>
    <meta:document-statistic meta:table-count="0" meta:image-count="0" meta:object-count="0" meta:page-count="2" meta:paragraph-count="43" meta:word-count="255" meta:character-count="1936" meta:non-whitespace-character-count="1714"/>
  </office:meta>
</office:document-meta>
</file>